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  <style:text-properties fo:color="#000000"/>
    </style:style>
    <style:style style:name="ce2" style:family="table-cell" style:parent-style-name="Default">
      <style:table-cell-properties fo:background-color="#bcaed5"/>
    </style:style>
    <style:style style:name="ce3" style:family="table-cell" style:parent-style-name="Default">
      <style:table-cell-properties fo:background-color="#dfcce4"/>
    </style:style>
    <style:style style:name="ce4" style:family="table-cell" style:parent-style-name="Default">
      <style:table-cell-properties fo:background-color="#fcd4d1"/>
    </style:style>
    <style:style style:name="ce5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roissants</text:p>
          </table:table-cell>
          <table:table-cell table:style-name="ce2" office:value-type="string" calcext:value-type="string">
            <text:p>Kouign</text:p>
          </table:table-cell>
          <table:table-cell table:style-name="ce2" office:value-type="string" calcext:value-type="string">
            <text:p>Limite Poid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style-name="ce5" office:value-type="string" calcext:value-type="string">
            <text:p>Poids</text:p>
          </table:table-cell>
        </table:table-row>
        <table:table-row table:style-name="ro1">
          <table:table-cell table:style-name="ce1"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" table:formula="of:=SUMPRODUCT([.B6:.C6];[.B4:.C4])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" table:formula="of:=SUMPRODUCT([.B6:.C6];[.B5:.C5])" office:value-type="float" office:value="6000" calcext:value-type="float">
            <text:p>6000</text:p>
          </table:table-cell>
        </table:table-row>
        <table:table-row table:style-name="ro1">
          <table:table-cell table:style-name="ce1" office:value-type="string" calcext:value-type="string">
            <text:p>Quantité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ésultat : </text:p>
          </table:table-cell>
          <table:table-cell table:style-name="ce4" table:formula="of:=SUMPRODUCT([.B6:.C6];[.B3:.C3])" office:value-type="float" office:value="62.3" calcext:value-type="float">
            <text:p>62,3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0:22:05.017418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2:06:02.311110676</meta:creation-date>
    <dc:date>2020-01-31T10:27:28.307700518</dc:date>
    <meta:editing-duration>PT12M43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